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Standard">This is a sample invoice for ${name}.</text:p>
      <text:p text:style-name="Standard">Amount due: ${amount}</text:p>
      <text:p text:style-name="Standard">Date: ${date}</text:p>
      <text:p text:style-name="Standard">Status: ${status}</text:p>
      <text:p text:style-name="Standard">totalAmount: ${totalAmount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2T11:46:47.901606200</meta:creation-date>
    <dc:date>2025-05-22T11:47:34.858095100</dc:date>
    <meta:editing-duration>PT47S</meta:editing-duration>
    <meta:editing-cycles>1</meta:editing-cycles>
    <meta:document-statistic meta:table-count="0" meta:image-count="0" meta:object-count="0" meta:page-count="1" meta:paragraph-count="5" meta:word-count="16" meta:character-count="115" meta:non-whitespace-character-count="104"/>
    <meta:generator>LibreOffice/25.2.3.2$Windows_X86_64 LibreOffice_project/bbb074479178df812d175f709636b368952c2ce3</meta:generator>
  </office:meta>
</office:document-meta>
</file>